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style:font-name="Times New Roman" fo:font-size="10pt" officeooo:paragraph-rsid="0050eee9" style:font-size-asian="10pt" style:font-size-complex="10pt"/>
    </style:style>
    <style:style style:name="P4" style:family="paragraph" style:parent-style-name="Footnote">
      <style:text-properties style:font-name="Times New Roman" fo:font-size="10pt" officeooo:rsid="0050eee9" officeooo:paragraph-rsid="0050eee9" style:font-size-asian="10pt" style:font-size-complex="10pt"/>
    </style:style>
    <style:style style:name="P5" style:family="paragraph" style:parent-style-name="Footnote">
      <style:text-properties style:font-name="Times New Roman" fo:font-size="10pt" officeooo:paragraph-rsid="0055e74c" style:font-size-asian="10pt" style:font-size-complex="10pt"/>
    </style:style>
    <style:style style:name="P6" style:family="paragraph" style:parent-style-name="Footnote">
      <style:text-properties style:font-name="Times New Roman" fo:font-size="10pt" officeooo:paragraph-rsid="005755ee" style:font-size-asian="10pt" style:font-size-complex="10pt"/>
    </style:style>
    <style:style style:name="P7" style:family="paragraph" style:parent-style-name="Footnote">
      <style:text-properties officeooo:rsid="002b35f1" officeooo:paragraph-rsid="002b35f1"/>
    </style:style>
    <style:style style:name="P8" style:family="paragraph" style:parent-style-name="Footnote">
      <style:text-properties officeooo:rsid="002e9708" officeooo:paragraph-rsid="002e9708"/>
    </style:style>
    <style:style style:name="P9" style:family="paragraph" style:parent-style-name="Footnote">
      <style:text-properties fo:font-size="10pt" style:font-size-asian="10pt" style:font-size-complex="10pt"/>
    </style:style>
    <style:style style:name="P10" style:family="paragraph" style:parent-style-name="Footnote">
      <style:text-properties fo:font-size="10pt" officeooo:paragraph-rsid="00470dd6" style:font-size-asian="10pt" style:font-size-complex="10pt"/>
    </style:style>
    <style:style style:name="P11" style:family="paragraph" style:parent-style-name="Footnote">
      <style:text-properties fo:font-size="10pt" officeooo:paragraph-rsid="00488d85" style:font-size-asian="10pt" style:font-size-complex="10pt"/>
    </style:style>
    <style:style style:name="P12" style:family="paragraph" style:parent-style-name="Footnote">
      <style:text-properties officeooo:paragraph-rsid="004a4937"/>
    </style:style>
    <style:style style:name="P13" style:family="paragraph" style:parent-style-name="Footnote">
      <style:text-properties officeooo:rsid="0052d01e" officeooo:paragraph-rsid="0052d01e"/>
    </style:style>
    <style:style style:name="P14" style:family="paragraph" style:parent-style-name="Footnote">
      <style:text-properties officeooo:rsid="00557454"/>
    </style:style>
    <style:style style:name="P15" style:family="paragraph" style:parent-style-name="Footnote">
      <style:text-properties officeooo:rsid="00557454" officeooo:paragraph-rsid="00557454"/>
    </style:style>
    <style:style style:name="P16" style:family="paragraph" style:parent-style-name="Footnote">
      <style:text-properties officeooo:rsid="0057c434" officeooo:paragraph-rsid="0057c434"/>
    </style:style>
    <style:style style:name="P17" style:family="paragraph" style:parent-style-name="Footnote">
      <style:text-properties officeooo:rsid="00598a2b" officeooo:paragraph-rsid="00598a2b"/>
    </style:style>
    <style:style style:name="P18" style:family="paragraph" style:parent-style-name="Footnote">
      <style:text-properties officeooo:rsid="005f884c" officeooo:paragraph-rsid="005f884c"/>
    </style:style>
    <style:style style:name="P19" style:family="paragraph" style:parent-style-name="Footnote">
      <style:text-properties fo:color="#000000"/>
    </style:style>
    <style:style style:name="P20" style:family="paragraph" style:parent-style-name="Footnote">
      <style:text-properties fo:color="#000000" style:font-name="Times New Roman" fo:font-size="10pt" fo:font-style="normal" officeooo:rsid="0050eee9" officeooo:paragraph-rsid="0050eee9" style:font-size-asian="10pt" style:font-style-asian="normal" style:font-size-complex="10pt"/>
    </style:style>
    <style:style style:name="P21" style:family="paragraph" style:parent-style-name="Footnote">
      <style:text-properties officeooo:rsid="006237f2" officeooo:paragraph-rsid="006237f2"/>
    </style:style>
    <style:style style:name="P22" style:family="paragraph" style:parent-style-name="Standard">
      <style:paragraph-properties fo:margin-left="1.27cm" fo:margin-right="0cm" fo:text-indent="-1.27cm" style:auto-text-indent="false"/>
    </style:style>
    <style:style style:name="P23" style:family="paragraph" style:parent-style-name="Standard">
      <style:paragraph-properties fo:line-height="200%"/>
      <style:text-properties officeooo:rsid="0026933d" officeooo:paragraph-rsid="004ff996"/>
    </style:style>
    <style:style style:name="P24" style:family="paragraph" style:parent-style-name="Standard">
      <style:paragraph-properties fo:line-height="200%"/>
      <style:text-properties officeooo:rsid="0026933d" officeooo:paragraph-rsid="0052d01e"/>
    </style:style>
    <style:style style:name="P25" style:family="paragraph" style:parent-style-name="Standard">
      <style:paragraph-properties fo:line-height="200%"/>
      <style:text-properties officeooo:rsid="0026933d" officeooo:paragraph-rsid="002acc18"/>
    </style:style>
    <style:style style:name="P26" style:family="paragraph" style:parent-style-name="Standard">
      <style:paragraph-properties fo:line-height="200%"/>
      <style:text-properties officeooo:rsid="0026933d" officeooo:paragraph-rsid="005c9c75"/>
    </style:style>
    <style:style style:name="P27" style:family="paragraph" style:parent-style-name="Standard">
      <style:paragraph-properties fo:line-height="200%"/>
      <style:text-properties officeooo:rsid="0026933d" officeooo:paragraph-rsid="005f884c"/>
    </style:style>
    <style:style style:name="P28" style:family="paragraph" style:parent-style-name="Standard">
      <style:paragraph-properties fo:line-height="200%"/>
      <style:text-properties officeooo:rsid="0026933d" officeooo:paragraph-rsid="0026933d"/>
    </style:style>
    <style:style style:name="P29" style:family="paragraph" style:parent-style-name="Standard">
      <style:paragraph-properties fo:line-height="200%"/>
      <style:text-properties officeooo:rsid="0026933d" officeooo:paragraph-rsid="00270f03"/>
    </style:style>
    <style:style style:name="P30" style:family="paragraph" style:parent-style-name="Standard">
      <style:paragraph-properties fo:line-height="200%"/>
      <style:text-properties officeooo:rsid="0026933d" officeooo:paragraph-rsid="00311990"/>
    </style:style>
    <style:style style:name="P31" style:family="paragraph" style:parent-style-name="Standard">
      <style:paragraph-properties fo:line-height="200%"/>
      <style:text-properties officeooo:rsid="0026933d" officeooo:paragraph-rsid="002f9ed5"/>
    </style:style>
    <style:style style:name="P32" style:family="paragraph" style:parent-style-name="Standard">
      <style:paragraph-properties fo:line-height="200%"/>
      <style:text-properties officeooo:rsid="0026933d" officeooo:paragraph-rsid="00598a2b"/>
    </style:style>
    <style:style style:name="P33" style:family="paragraph" style:parent-style-name="Standard">
      <style:paragraph-properties fo:line-height="200%"/>
      <style:text-properties officeooo:rsid="0026933d" officeooo:paragraph-rsid="004bde1e"/>
    </style:style>
    <style:style style:name="P34" style:family="paragraph" style:parent-style-name="Standard">
      <style:paragraph-properties fo:line-height="200%"/>
      <style:text-properties officeooo:rsid="0026933d" officeooo:paragraph-rsid="002e9708"/>
    </style:style>
    <style:style style:name="P35" style:family="paragraph" style:parent-style-name="Standard">
      <style:paragraph-properties fo:line-height="200%"/>
      <style:text-properties officeooo:rsid="001d54b7" officeooo:paragraph-rsid="001d54b7"/>
    </style:style>
    <style:style style:name="P36" style:family="paragraph" style:parent-style-name="Standard">
      <style:paragraph-properties fo:line-height="200%"/>
      <style:text-properties officeooo:rsid="001d54b7" officeooo:paragraph-rsid="003f9d39"/>
    </style:style>
    <style:style style:name="P37" style:family="paragraph" style:parent-style-name="Standard">
      <style:paragraph-properties fo:line-height="200%"/>
      <style:text-properties officeooo:rsid="00557454" officeooo:paragraph-rsid="0040a7d7"/>
    </style:style>
    <style:style style:name="P38" style:family="paragraph" style:parent-style-name="Standard">
      <style:paragraph-properties fo:line-height="200%"/>
      <style:text-properties officeooo:rsid="001e1f59" officeooo:paragraph-rsid="0044dc9c"/>
    </style:style>
    <style:style style:name="P39" style:family="paragraph" style:parent-style-name="Standard">
      <style:paragraph-properties fo:line-height="200%"/>
      <style:text-properties officeooo:rsid="001e1f59" officeooo:paragraph-rsid="00403c93"/>
    </style:style>
    <style:style style:name="P40" style:family="paragraph" style:parent-style-name="Standard">
      <style:paragraph-properties fo:line-height="200%"/>
      <style:text-properties officeooo:rsid="001e1f59" officeooo:paragraph-rsid="0023cf49"/>
    </style:style>
    <style:style style:name="P41" style:family="paragraph" style:parent-style-name="Standard">
      <style:paragraph-properties fo:line-height="200%"/>
      <style:text-properties officeooo:rsid="001e1f59" officeooo:paragraph-rsid="0024bde3"/>
    </style:style>
    <style:style style:name="P42" style:family="paragraph" style:parent-style-name="Standard">
      <style:paragraph-properties fo:line-height="200%"/>
      <style:text-properties officeooo:rsid="001e1f59" officeooo:paragraph-rsid="001ef77a"/>
    </style:style>
    <style:style style:name="P43" style:family="paragraph" style:parent-style-name="Standard">
      <style:paragraph-properties fo:line-height="200%"/>
      <style:text-properties officeooo:rsid="0042adb7" officeooo:paragraph-rsid="0042adb7"/>
    </style:style>
    <style:style style:name="P44" style:family="paragraph" style:parent-style-name="Standard">
      <style:paragraph-properties fo:line-height="200%"/>
      <style:text-properties officeooo:rsid="00270f03" officeooo:paragraph-rsid="00270f03"/>
    </style:style>
    <style:style style:name="P45" style:family="paragraph" style:parent-style-name="Standard">
      <style:paragraph-properties fo:line-height="200%"/>
      <style:text-properties officeooo:rsid="0028fabc" officeooo:paragraph-rsid="00270f03"/>
    </style:style>
    <style:style style:name="P46" style:family="paragraph" style:parent-style-name="Standard">
      <style:paragraph-properties fo:line-height="200%"/>
      <style:text-properties officeooo:rsid="0028fabc" officeooo:paragraph-rsid="0028fabc"/>
    </style:style>
    <style:style style:name="P47" style:family="paragraph" style:parent-style-name="Standard">
      <style:paragraph-properties fo:line-height="200%"/>
      <style:text-properties officeooo:rsid="0032cc17" officeooo:paragraph-rsid="005fcecd"/>
    </style:style>
    <style:style style:name="P48" style:family="paragraph" style:parent-style-name="Standard">
      <style:paragraph-properties fo:line-height="200%"/>
      <style:text-properties officeooo:rsid="0034c966" officeooo:paragraph-rsid="0034c966"/>
    </style:style>
    <style:style style:name="P49" style:family="paragraph" style:parent-style-name="Title">
      <style:paragraph-properties fo:line-height="200%"/>
      <style:text-properties officeooo:rsid="00557454" officeooo:paragraph-rsid="00557454"/>
    </style:style>
    <style:style style:name="P50" style:family="paragraph" style:parent-style-name="Standard">
      <style:paragraph-properties fo:line-height="200%"/>
      <style:text-properties officeooo:rsid="001d54b7" officeooo:paragraph-rsid="00697e98"/>
    </style:style>
    <style:style style:name="P51" style:family="paragraph" style:parent-style-name="Standard">
      <style:paragraph-properties fo:line-height="200%"/>
      <style:text-properties officeooo:rsid="001d54b7" officeooo:paragraph-rsid="006abeff"/>
    </style:style>
    <style:style style:name="P52" style:family="paragraph" style:parent-style-name="Standard">
      <style:paragraph-properties fo:line-height="200%"/>
      <style:text-properties officeooo:rsid="0040a7d7" officeooo:paragraph-rsid="00697e98"/>
    </style:style>
    <style:style style:name="P53" style:family="paragraph" style:parent-style-name="Footnote">
      <style:text-properties style:font-name="Times New Roman" fo:font-size="10pt" style:font-size-asian="10pt" style:font-size-complex="10pt"/>
    </style:style>
    <style:style style:name="P54" style:family="paragraph" style:parent-style-name="Heading_20_1">
      <style:paragraph-properties fo:line-height="200%"/>
    </style:style>
    <style:style style:name="T1" style:family="text">
      <style:text-properties fo:color="#000000"/>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fo:font-style="italic" style:font-style-asian="italic"/>
    </style:style>
    <style:style style:name="T6" style:family="text">
      <style:text-properties fo:color="#000000" fo:font-style="italic" officeooo:rsid="0050eee9" style:font-style-asian="italic"/>
    </style:style>
    <style:style style:name="T7" style:family="text">
      <style:text-properties fo:color="#000000" fo:font-style="italic" officeooo:rsid="0032cc17" style:font-style-asian="italic" style:font-style-complex="italic"/>
    </style:style>
    <style:style style:name="T8" style:family="text">
      <style:text-properties fo:color="#000000" fo:font-style="normal" style:font-style-asian="normal"/>
    </style:style>
    <style:style style:name="T9" style:family="text">
      <style:text-properties fo:color="#000000" fo:font-style="normal" officeooo:rsid="001d54b7" style:font-style-asian="normal"/>
    </style:style>
    <style:style style:name="T10" style:family="text">
      <style:text-properties fo:color="#000000" fo:font-style="normal" officeooo:rsid="0021ecfe" style:font-style-asian="normal"/>
    </style:style>
    <style:style style:name="T11" style:family="text">
      <style:text-properties fo:color="#000000" fo:font-style="normal" officeooo:rsid="0028fabc" style:font-style-asian="normal"/>
    </style:style>
    <style:style style:name="T12" style:family="text">
      <style:text-properties fo:color="#000000" fo:font-style="normal" officeooo:rsid="00470dd6" style:font-style-asian="normal"/>
    </style:style>
    <style:style style:name="T13" style:family="text">
      <style:text-properties fo:color="#000000" fo:font-style="normal" officeooo:rsid="004e9b94" style:font-style-asian="normal"/>
    </style:style>
    <style:style style:name="T14" style:family="text">
      <style:text-properties fo:color="#000000" fo:font-style="normal" officeooo:rsid="00c3f280" style:font-style-asian="normal"/>
    </style:style>
    <style:style style:name="T15" style:family="text">
      <style:text-properties fo:color="#000000" fo:font-style="normal" officeooo:rsid="0050eee9" style:font-style-asian="normal"/>
    </style:style>
    <style:style style:name="T16" style:family="text">
      <style:text-properties fo:color="#000000" fo:font-style="normal" officeooo:rsid="0024bde3" style:font-style-asian="normal"/>
    </style:style>
    <style:style style:name="T17" style:family="text">
      <style:text-properties fo:color="#000000" fo:font-style="normal" officeooo:rsid="0055e74c" style:font-style-asian="normal"/>
    </style:style>
    <style:style style:name="T18" style:family="text">
      <style:text-properties fo:color="#000000" fo:font-style="normal" style:font-style-asian="normal" style:font-style-complex="normal"/>
    </style:style>
    <style:style style:name="T19" style:family="text">
      <style:text-properties fo:color="#000000" fo:font-style="normal" officeooo:rsid="0032cc17" style:font-style-asian="normal" style:font-style-complex="normal"/>
    </style:style>
    <style:style style:name="T20" style:family="text">
      <style:text-properties fo:color="#000000" fo:font-style="normal" officeooo:rsid="005c311c" style:font-style-asian="normal"/>
    </style:style>
    <style:style style:name="T21" style:family="text">
      <style:text-properties fo:color="#000000" officeooo:rsid="001d54b7"/>
    </style:style>
    <style:style style:name="T22" style:family="text">
      <style:text-properties fo:color="#000000" style:font-name="Times New Roman"/>
    </style:style>
    <style:style style:name="T23" style:family="text">
      <style:text-properties fo:color="#000000" style:font-name="Times New Roman" fo:font-style="italic" style:font-style-asian="italic"/>
    </style:style>
    <style:style style:name="T24" style:family="text">
      <style:text-properties fo:color="#000000" style:font-name="Times New Roman" fo:font-style="italic" officeooo:rsid="00483033" style:font-style-asian="italic"/>
    </style:style>
    <style:style style:name="T25" style:family="text">
      <style:text-properties fo:color="#000000" style:font-name="Times New Roman" fo:font-style="italic" officeooo:rsid="002afa8d" style:font-style-asian="italic"/>
    </style:style>
    <style:style style:name="T26" style:family="text">
      <style:text-properties fo:color="#000000" style:font-name="Times New Roman" fo:font-style="normal" style:font-style-asian="normal"/>
    </style:style>
    <style:style style:name="T27" style:family="text">
      <style:text-properties fo:color="#000000" style:font-name="Times New Roman" fo:font-style="normal" officeooo:rsid="00483033" style:font-style-asian="normal"/>
    </style:style>
    <style:style style:name="T28" style:family="text">
      <style:text-properties fo:color="#000000" style:font-name="Times New Roman" fo:font-style="normal" officeooo:rsid="00488d85" style:font-style-asian="normal"/>
    </style:style>
    <style:style style:name="T29" style:family="text">
      <style:text-properties fo:color="#000000" style:font-name="Times New Roman" fo:font-style="normal" officeooo:rsid="002acc18" style:font-style-asian="normal"/>
    </style:style>
    <style:style style:name="T30" style:family="text">
      <style:text-properties fo:color="#000000" officeooo:rsid="004a4937"/>
    </style:style>
    <style:style style:name="T31" style:family="text">
      <style:text-properties fo:color="#000000" officeooo:rsid="005ae9f1"/>
    </style:style>
    <style:style style:name="T32" style:family="text">
      <style:text-properties fo:color="#000000" officeooo:rsid="0032cc17"/>
    </style:style>
    <style:style style:name="T33" style:family="text">
      <style:text-properties fo:color="#000000" officeooo:rsid="005c311c"/>
    </style:style>
    <style:style style:name="T34" style:family="text">
      <style:text-properties officeooo:rsid="001e1f59"/>
    </style:style>
    <style:style style:name="T35" style:family="text">
      <style:text-properties officeooo:rsid="001e6eba"/>
    </style:style>
    <style:style style:name="T36" style:family="text">
      <style:text-properties fo:font-style="italic" style:font-style-asian="italic" style:font-style-complex="italic"/>
    </style:style>
    <style:style style:name="T37" style:family="text">
      <style:text-properties fo:font-style="italic" officeooo:rsid="001e6eba" style:font-style-asian="italic" style:font-style-complex="italic"/>
    </style:style>
    <style:style style:name="T38" style:family="text">
      <style:text-properties fo:font-style="italic" officeooo:rsid="002010f8" style:font-style-asian="italic" style:font-style-complex="italic"/>
    </style:style>
    <style:style style:name="T39" style:family="text">
      <style:text-properties fo:font-style="italic" officeooo:rsid="00375031" style:font-style-asian="italic" style:font-style-complex="italic"/>
    </style:style>
    <style:style style:name="T40" style:family="text">
      <style:text-properties fo:font-style="italic" officeooo:rsid="003c7e46" style:font-style-asian="italic" style:font-style-complex="italic"/>
    </style:style>
    <style:style style:name="T41" style:family="text">
      <style:text-properties fo:font-style="italic" officeooo:rsid="00611da9" style:font-style-asian="italic" style:font-style-complex="italic"/>
    </style:style>
    <style:style style:name="T42" style:family="text">
      <style:text-properties fo:font-style="normal" style:font-style-asian="normal" style:font-style-complex="normal"/>
    </style:style>
    <style:style style:name="T43" style:family="text">
      <style:text-properties fo:font-style="normal" officeooo:rsid="001e6eba" style:font-style-asian="normal" style:font-style-complex="normal"/>
    </style:style>
    <style:style style:name="T44" style:family="text">
      <style:text-properties fo:font-style="normal" officeooo:rsid="001ef77a" style:font-style-asian="normal" style:font-style-complex="normal"/>
    </style:style>
    <style:style style:name="T45" style:family="text">
      <style:text-properties fo:font-style="normal" officeooo:rsid="002010f8" style:font-style-asian="normal" style:font-style-complex="normal"/>
    </style:style>
    <style:style style:name="T46" style:family="text">
      <style:text-properties fo:font-style="normal" officeooo:rsid="002acc18" style:font-style-asian="normal" style:font-style-complex="normal"/>
    </style:style>
    <style:style style:name="T47" style:family="text">
      <style:text-properties fo:font-style="normal" officeooo:rsid="002afa8d" style:font-style-asian="normal" style:font-style-complex="normal"/>
    </style:style>
    <style:style style:name="T48" style:family="text">
      <style:text-properties fo:font-style="normal" officeooo:rsid="00403c93" style:font-style-asian="normal" style:font-style-complex="normal"/>
    </style:style>
    <style:style style:name="T49" style:family="text">
      <style:text-properties fo:font-style="normal" officeooo:rsid="00415a0f" style:font-style-asian="normal" style:font-style-complex="normal"/>
    </style:style>
    <style:style style:name="T50" style:family="text">
      <style:text-properties fo:font-style="normal" officeooo:rsid="0041d52b" style:font-style-asian="normal" style:font-style-complex="normal"/>
    </style:style>
    <style:style style:name="T51" style:family="text">
      <style:text-properties fo:font-style="normal" officeooo:rsid="00438523" style:font-style-asian="normal" style:font-style-complex="normal"/>
    </style:style>
    <style:style style:name="T52" style:family="text">
      <style:text-properties fo:font-style="normal" officeooo:rsid="0044aa35" style:font-style-asian="normal" style:font-style-complex="normal"/>
    </style:style>
    <style:style style:name="T53" style:family="text">
      <style:text-properties fo:font-style="normal" officeooo:rsid="00470dd6" style:font-style-asian="normal" style:font-style-complex="normal"/>
    </style:style>
    <style:style style:name="T54" style:family="text">
      <style:text-properties fo:font-style="normal" officeooo:rsid="00488d85" style:font-style-asian="normal" style:font-style-complex="normal"/>
    </style:style>
    <style:style style:name="T55" style:family="text">
      <style:text-properties officeooo:rsid="001ef77a"/>
    </style:style>
    <style:style style:name="T56" style:family="text">
      <style:text-properties officeooo:rsid="002010f8"/>
    </style:style>
    <style:style style:name="T57" style:family="text">
      <style:text-properties officeooo:rsid="0021ecfe"/>
    </style:style>
    <style:style style:name="T58" style:family="text">
      <style:text-properties officeooo:rsid="00270f03"/>
    </style:style>
    <style:style style:name="T59" style:family="text">
      <style:text-properties officeooo:rsid="0028fabc"/>
    </style:style>
    <style:style style:name="T60" style:family="text">
      <style:text-properties officeooo:rsid="002acc18"/>
    </style:style>
    <style:style style:name="T61" style:family="text">
      <style:text-properties officeooo:rsid="002afa8d"/>
    </style:style>
    <style:style style:name="T62" style:family="text">
      <style:text-properties officeooo:rsid="002b35f1"/>
    </style:style>
    <style:style style:name="T63" style:family="text">
      <style:text-properties officeooo:rsid="002f9ed5"/>
    </style:style>
    <style:style style:name="T64" style:family="text">
      <style:text-properties officeooo:rsid="0034c966"/>
    </style:style>
    <style:style style:name="T65" style:family="text">
      <style:text-properties officeooo:rsid="00355bbc"/>
    </style:style>
    <style:style style:name="T66" style:family="text">
      <style:text-properties officeooo:rsid="00375031"/>
    </style:style>
    <style:style style:name="T67" style:family="text">
      <style:text-properties officeooo:rsid="0038d5a7"/>
    </style:style>
    <style:style style:name="T68" style:family="text">
      <style:text-properties officeooo:rsid="003c7e46"/>
    </style:style>
    <style:style style:name="T69" style:family="text">
      <style:text-properties officeooo:rsid="003f9d39"/>
    </style:style>
    <style:style style:name="T70" style:family="text">
      <style:text-properties officeooo:rsid="0040a7d7"/>
    </style:style>
    <style:style style:name="T71" style:family="text">
      <style:text-properties officeooo:rsid="00438523"/>
    </style:style>
    <style:style style:name="T72" style:family="text">
      <style:text-properties officeooo:rsid="00455d49"/>
    </style:style>
    <style:style style:name="T73" style:family="text">
      <style:text-properties officeooo:rsid="0045ca8e"/>
    </style:style>
    <style:style style:name="T74" style:family="text">
      <style:text-properties officeooo:rsid="00488d85"/>
    </style:style>
    <style:style style:name="T75" style:family="text">
      <style:text-properties style:text-position="super 58%" officeooo:rsid="002f9ed5"/>
    </style:style>
    <style:style style:name="T76" style:family="text">
      <style:text-properties officeooo:rsid="004e9b94"/>
    </style:style>
    <style:style style:name="T77" style:family="text">
      <style:text-properties officeooo:rsid="00557454"/>
    </style:style>
    <style:style style:name="T78" style:family="text">
      <style:text-properties officeooo:rsid="0055e74c"/>
    </style:style>
    <style:style style:name="T79" style:family="text">
      <style:text-properties fo:color="#800000" style:font-name="Times New Roman" fo:font-style="normal" officeooo:rsid="00483033" style:font-style-asian="normal"/>
    </style:style>
    <style:style style:name="T80" style:family="text">
      <style:text-properties officeooo:rsid="005755ee"/>
    </style:style>
    <style:style style:name="T81" style:family="text">
      <style:text-properties officeooo:rsid="005c9c75"/>
    </style:style>
    <style:style style:name="T82" style:family="text">
      <style:text-properties officeooo:rsid="005f884c"/>
    </style:style>
    <style:style style:name="T83" style:family="text">
      <style:text-properties officeooo:rsid="005fcecd"/>
    </style:style>
    <style:style style:name="T84" style:family="text">
      <style:text-properties officeooo:rsid="0064a4cc"/>
    </style:style>
    <style:style style:name="T85" style:family="text">
      <style:text-properties officeooo:rsid="00674a48"/>
    </style:style>
    <style:style style:name="T86" style:family="text">
      <style:text-properties officeooo:rsid="0068c30b"/>
    </style:style>
    <style:style style:name="T87" style:family="text">
      <style:text-properties officeooo:rsid="00697e98"/>
    </style:style>
    <style:style style:name="T88" style:family="text">
      <style:text-properties officeooo:rsid="006abe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Weed Control <text:span text:style-name="T78">Chemicals</text:span></text:p>
      <text:p text:style-name="P51">Although the <text:span text:style-name="T82">literature review demonstrated that the</text:span> historiography concerning the use of garden chemicals in Britain <text:span text:style-name="T77">is </text:span>distinctly lacking, there are plenty of practical gardening books, magazines <text:span text:style-name="T69">and newspaper columns </text:span>that can help <text:span text:style-name="T69">shed light on the use of garden chemicals between the 1930s and the 1980s</text:span>. <text:span text:style-name="T87">The choice of sources, as ever, can change the conclusions drawn. For instance, </text:span>Jane Fearnley-Whittingstall asserts that <text:span text:style-name="T86">chemical </text:span>weed killers did not exist before 1939 <text:span text:style-name="T69">based on her analysis of a gardener's note book and the newspaper clippings contained within.</text:span><text:note text:id="ftn1" text:note-class="footnote"><text:note-citation>1</text:note-citation><text:note-body><text:p text:style-name="P2"><text:span text:style-name="T1">Fearnley-Whittingstall, Jane. </text:span><text:span text:style-name="T5">The Garden: An English Love Affair</text:span><text:span text:style-name="T8">. <text:s/>London: Weidenfeld &amp; Nicolson, 2002. </text:span><text:span text:style-name="T9">p287</text:span></text:p></text:note-body></text:note> <text:span text:style-name="T87">This more likely reflects the attitudes, and means available at the time, of the individual gardener who compiled that notebook, rather than the general accessibility and use of weedkillers. When other less personal sources are examined, </text:span>it is quite clear from <text:span text:style-name="T70">magazine </text:span>adverts for weed killer and descriptions in gardening books that they most certainly did. <text:span text:style-name="T69">They were not as sophisticated as the powerful selective herbicides that were introduced in the 1940s and 1950s, but arsenical weedkillers were highly effective and had been widely available since the 18xxs until controls on arsenical products were enforced in the xxxx, necessitating effective alternatives to be formulated and offered to users.</text:span></text:p>
      <text:p text:style-name="P50"/>
      <text:p text:style-name="P50">A booklet about lawns published in 1899 by Sutton and Son seed merchants, carried adverts for a selection of specialised <text:span text:style-name="T87">mechanical </text:span>weed removal tools, but <text:span text:style-name="T34">for dealing with individual weeds </text:span>it also promoted <text:span text:style-name="T86">chemicals such as their</text:span> 'daisy destroyer' as well as the use of common salt, sulphuric acid, carbolic acid and "one of the liquid weed destroyers".<text:note text:id="ftn2" text:note-class="footnote"><text:note-citation>2</text:note-citation><text:note-body><text:p text:style-name="Footnote"><text:span text:style-name="T21">Sutton &amp; </text:span><text:span text:style-name="T1">Son, </text:span><text:span text:style-name="T5">Lawns</text:span><text:span text:style-name="T8">. <text:s/>London: Simpkin, Marshall, Hamilton, Kent &amp; Co. Ltd, 1899. </text:span><text:span text:style-name="T9">p25</text:span></text:p></text:note-body></text:note> <text:span text:style-name="T78">These unnamed weed destroyers indicate that</text:span> the expected readership <text:span text:style-name="T78">of these booklets</text:span> would be familiar with the concept of the products alluded to. <text:span text:style-name="T82">The</text:span> <text:span text:style-name="T82">suggestions</text:span> <text:span text:style-name="T87">to use </text:span>salt and acids neatly demonstrates how domestic <text:soft-page-break/>chemicals would be expected to fulfil a multitude of roles, and be handled by different users, <text:span text:style-name="T34">because they are not dedicated weedkillers like the liquid weed destroyer is. </text:span><text:s/></text:p>
      <text:p text:style-name="P50"/>
      <text:p text:style-name="P51"><text:span text:style-name="T88">So far, the discussion has been all on weedkillers, and despite the fact that chemicals were and contintue to be used in the garden to control insect pests or fungal problems, as well as to fertilise soil, for the purposes of imposing boundaries on this chapter, I have chosen to look at only one aspect of garden chemical use, weed control. Within this topic, I have further selected a small selection of chemicals out of the much larger variety that have been available between the 1930s and the 1980s. The focus of this chapter will be on the use of three chemicals for controlling weeds: sulphate of ammonia, sodium chlorate and paraquat. </text:span></text:p>
      <text:p text:style-name="P37"/>
      <text:p text:style-name="P52"><text:span text:style-name="T85">These three chemicals were all used to kill weeds, but their differing properties meant that gardeners selected them according to the weed's type and location, while considering what the gardener subsequently wanted to do in that area. </text:span>Sulphate of ammonia was in widespread use since the 1920s, and is included because of its arrival on the market <text:span text:style-name="T85">around 1911 </text:span>as <text:span text:style-name="T85">the active ingredient of </text:span>proprietary branded mixtures <text:span text:style-name="T85">known as lawn sand. Both sulphate of ammonia and lawn sand</text:span> continued to be available <text:span text:style-name="T85">throughout the time period that this thesis covers (even to the present day), this coexistence demonstrates a demand from users for both options, as well as acting as an anomaly in this these of a chemical that does not appear to have been criminally misused.</text:span> <text:span text:style-name="T85">Garden use of s</text:span>odium chlorate began in the 1930s, and was always referred to by its chemical name. Paraquat was introduced in the 1960s, and although <text:span text:style-name="T86">it </text:span>was only available as branded products from a very limited number of <text:span text:style-name="T86">manufacturers</text:span>, it was always referred to by its chemical name. Misuse of sodium chlorate and paraquat led to both these chemicals facing restrictions on sale, then total bans. <text:span text:style-name="T82">Now I will move the discussion on to a closer look at each of the chemicals for this case study, </text:span><text:soft-page-break/><text:span text:style-name="T82">starting with sulphate of ammonia.</text:span></text:p>
      <text:p text:style-name="P35"/>
      <text:p text:style-name="P36"><text:span text:style-name="T86"><text:s/>By including ammonium sulphate, I firmly place widespread, domestic, chemical weedkilling as definitely taking place in the 1920s, and consider it a practice that would evolve over time. However, not all historians have taken this stance, which reflects the sources they interrogated. For instance,</text:span> </text:p>
      <text:p text:style-name="P35"/>
      <text:h text:style-name="P54" text:outline-level="1">Sulphate of ammonia <text:span text:style-name="T83">and Lawn Sand</text:span></text:h>
      <text:p text:style-name="P38"><text:span text:style-name="T57">Reed, writing in 1950 declared that before the introduction of selective weedkillers sulphate of ammonia was "probably the most important chemical agent for weed destruction".</text:span><text:span text:style-name="T57"><text:note text:id="ftn3" text:note-class="footnote"><text:note-citation>3</text:note-citation><text:note-body><text:p text:style-name="P2"><text:span text:style-name="T1">Reed, F. J. </text:span><text:span text:style-name="T5">Lawns and Playing Fields</text:span><text:span text:style-name="T8">. <text:s/>London: Faber and Faber, 1950. </text:span><text:span text:style-name="T10">p119</text:span></text:p></text:note-body></text:note></text:span> <text:span text:style-name="T72">Sulphate of ammonia could be applied "neat", but it was the main active ingredient in a product known as lawn sand. Hall wrote of the chemical in his 1912 book for agriculturalists, linking it to the industrial age as a by-product of the coal-gas industry and said that it was "often used to kill out weeds on lawns". He explained that the killing action on weeds was not due to the chemical being poisonous but attributed it to the results of scorching, where the salt draws water from the leaf. The upright leaves of grasses direct do not allow the chemical to rest on them and kill them, but instead direct the chemical to the soil where it acts as a fertiliser.</text:span><text:span text:style-name="T72"><text:note text:id="ftn4" text:note-class="footnote"><text:note-citation>4</text:note-citation><text:note-body><text:p text:style-name="Footnote"><text:span text:style-name="T1">Hall, A.D. </text:span><text:span text:style-name="T5">The Feeding of Crops and Stock: An Introduction to the Science of the Nutrition of Plants and Animals</text:span><text:span text:style-name="T8">. <text:s/>London: J. Murray, 1912. </text:span><text:span text:style-name="T12">p250-251</text:span></text:p></text:note-body></text:note></text:span><text:span text:style-name="T72"> </text:span></text:p>
      <text:p text:style-name="P38"/>
      <text:p text:style-name="P38"><text:span text:style-name="T71">Searching </text:span><text:span text:style-name="T37">The Times</text:span><text:span text:style-name="T43"> for evidence of lawn sand shows a </text:span><text:span text:style-name="T50">fairly </text:span><text:span text:style-name="T54">successful</text:span><text:span text:style-name="T50"> </text:span><text:span text:style-name="T43">racehorse called "Lawn Sand" in 1908, </text:span><text:span text:style-name="T48">which is probably unrelated. </text:span><text:span text:style-name="T50">XL ALL branded</text:span><text:span text:style-name="T48"> </text:span><text:span text:style-name="T50">lawn sand appears in the small advertisements in 1913</text:span><text:span text:style-name="T50"><text:note text:id="ftn5" text:note-class="footnote"><text:note-citation>5</text:note-citation><text:note-body><text:p text:style-name="Footnote"><text:span text:style-name="T1">"Garden Requisites and Produce." </text:span><text:span text:style-name="T5">The Times</text:span><text:span text:style-name="T8">, 04/01/1913 1913, 1.</text:span></text:p></text:note-body></text:note></text:span><text:span text:style-name="T50"> and</text:span><text:span text:style-name="T48"> </text:span><text:span text:style-name="T49">stories of </text:span><text:span text:style-name="T50">other </text:span><text:span text:style-name="T43">proprietary lawn sands </text:span><text:span text:style-name="T48">won</text:span><text:span text:style-name="T43"> awards at Chelsea flower </text:span><text:soft-page-break/><text:span text:style-name="T43">show in 1913</text:span><text:span text:style-name="T43"><text:note text:id="ftn6" text:note-class="footnote"><text:note-citation>6</text:note-citation><text:note-body><text:p text:style-name="P2"><text:span text:style-name="T1">"Close of the Chelsea Flower Show." </text:span><text:span text:style-name="T5">The Times</text:span><text:span text:style-name="T8">, 23/05/1913 1913, 6.</text:span></text:p></text:note-body></text:note></text:span><text:span text:style-name="T43"> and 1914.</text:span><text:span text:style-name="T43"><text:note text:id="ftn7" text:note-class="footnote"><text:note-citation>7</text:note-citation><text:note-body><text:p text:style-name="P2"><text:span text:style-name="T1">"Success of the Flower Show." </text:span><text:span text:style-name="T5">The Times</text:span><text:span text:style-name="T8">, 22/05/1914 1914, 5.</text:span></text:p></text:note-body></text:note></text:span><text:span text:style-name="T43"> </text:span><text:span text:style-name="T48">Novel products are shown at Chelsea, suggesting that this is when lawn sand became </text:span><text:span text:style-name="T50">widely </text:span><text:span text:style-name="T48">available to the gardening public</text:span><text:span text:style-name="T50">, </text:span><text:span text:style-name="T53">despite the inclusion of a description of lawn sand in Hall's book for those interested in farming.</text:span></text:p>
      <text:p text:style-name="P39"/>
      <text:p text:style-name="P39"><text:span text:style-name="T43">A </text:span><text:span text:style-name="T45">1922</text:span><text:span text:style-name="T43"> </text:span><text:span text:style-name="T46">newspaper </text:span><text:span text:style-name="T43">article described lawn sand as </text:span><text:span text:style-name="T44">"</text:span><text:span text:style-name="T43">shrouded in mystery to the profit of its vendors</text:span><text:span text:style-name="T44">"</text:span><text:span text:style-name="T43">, </text:span><text:span text:style-name="T46">since it came onto the market</text:span><text:span text:style-name="T43"> </text:span><text:span text:style-name="T46">(</text:span><text:span text:style-name="T43">although did not give a date for </text:span><text:span text:style-name="T46">this)</text:span><text:span text:style-name="T43">, and proceeded to explain that </text:span><text:span text:style-name="T47">the active component is </text:span><text:span text:style-name="T43">sulphate of ammonia </text:span><text:span text:style-name="T47">but that this</text:span><text:span text:style-name="T43"> would be hard to spread evenly over a lawn so is mixed with fine sand to facilitate it. </text:span><text:span text:style-name="T47">The article also </text:span><text:span text:style-name="T43">gave a formula for this basic mixture </text:span><text:span text:style-name="T47">and</text:span><text:span text:style-name="T43"> implied that the proprietary versions had another </text:span><text:span text:style-name="T47">unidentified</text:span><text:span text:style-name="T43"> component, </text:span><text:span text:style-name="T47">which made</text:span><text:span text:style-name="T43"> them "valuable manures as well as weed destroyers".</text:span><text:span text:style-name="T43"><text:note text:id="ftn8" text:note-class="footnote"><text:note-citation>8</text:note-citation><text:note-body><text:p text:style-name="Footnote"><text:span text:style-name="T1">"Lawns and Lawn Sands." </text:span><text:span text:style-name="T5">The Times </text:span><text:span text:style-name="T8"><text:s/>(1922/04/22/ 1922): 15.</text:span></text:p></text:note-body></text:note></text:span><text:span text:style-name="T43"> </text:span><text:span text:style-name="T51">In fact, the ammonium sulphate itself can act as a manure, by providing nitrogen as the ammonia is broken down. Thus, sulphate of ammonia does double duty in the garden, and appear in recipes for both weed killers, as well as fertilising mixtures, </text:span><text:span text:style-name="T52">which explains why it is logical for Fisons' to advertise lawn sand under the banner of fertilisers.</text:span></text:p>
      <text:p text:style-name="P40"/>
      <text:p text:style-name="P40"><text:span text:style-name="T74">Although Hall's 1912 book had explained the action of ammonium sulphate, the information may not have rapidly spread to amateur, domestic gardeners. </text:span>When tracing descriptions of lawn sand <text:span text:style-name="T74">and sulphate of ammonia</text:span> through garden books, in 1924 Macself <text:span text:style-name="T56">was somewhat behind </text:span><text:span text:style-name="T38">The Times</text:span><text:span text:style-name="T56">, and appeared not to know what exactly was in lawn sand or how it worked. He described lawn sand as "impregnated with chemicals of a caustic nature" and </text:span>viewed <text:span text:style-name="T55">proprietors</text:span> of lawn sand with suspicion, due to their lack of explanation to consumers about how the product would work <text:span text:style-name="T56">and how much to use</text:span>, resulting in some users buying much more than necessary. <text:span text:style-name="T35">He set out to demystify the user in the hope that they would use the right amount for their situation, but did not </text:span><text:soft-page-break/><text:span text:style-name="T35">give a recipe for making up the product.</text:span><text:span text:style-name="T35"><text:note text:id="ftn9" text:note-class="footnote"><text:note-citation>9</text:note-citation><text:note-body><text:p text:style-name="P11"><text:span text:style-name="T22">Macself, A. J. </text:span><text:span text:style-name="T23">Grass: A New and Thoroughly Practic</text:span><text:span text:style-name="T24">a</text:span><text:span text:style-name="T23">l Book on Grass for Ornamental Lawns and All Purposes of Sports and Games</text:span><text:span text:style-name="T26">. <text:s/>London: Cecil Palmer, 1924. <text:s/></text:span><text:span text:style-name="T28">p101</text:span></text:p></text:note-body></text:note></text:span><text:span text:style-name="T35"> Lawn sand recipes became ubiquitous in advice about lawns and gardens, but proprietary lawn sands continued to be marketed as a convenient option for those gardeners who wanted it, demonstrated by the weekly adverts placed in </text:span><text:span text:style-name="T37">The Times</text:span><text:span text:style-name="T35"> by Fisons, MacDonalds. The smallest volume advertised in Fisons' adverts, 14lb would treat 56 square yards at their recommended dosage. <text:s/></text:span></text:p>
      <text:p text:style-name="P40"/>
      <text:p text:style-name="P41"><text:span text:style-name="T35">Lawn sand did not need any special equipment to apply it, as it could be sprinkled on by hand without any precautions mentioned. Macself suggested constructing a shaker by perforating the lid of a tin can,</text:span><text:span text:style-name="T35"><text:note text:id="ftn10" text:note-class="footnote"><text:note-citation>10</text:note-citation><text:note-body><text:p text:style-name="P9"><text:span text:style-name="T22">Macself, </text:span><text:span text:style-name="T26">1924. </text:span><text:span text:style-name="T27">P</text:span><text:span text:style-name="T79">AGE NO</text:span></text:p></text:note-body></text:note></text:span><text:span text:style-name="T35"> and by the time Beale was writing in 1931, a dedicated conical distributor which dropped a little of the sand onto the weed was in use.</text:span><text:span text:style-name="T35"><text:note text:id="ftn11" text:note-class="footnote"><text:note-citation>11</text:note-citation><text:note-body><text:p text:style-name="P10"><text:span text:style-name="T1">Beale, Reginald. </text:span><text:span text:style-name="T5">The Book of the Lawn: A Complete Guide to the Making and Maintenance of Lawns and Greens for All Purposes</text:span><text:span text:style-name="T8">. <text:s/>London: Cassell, 1931. </text:span><text:span text:style-name="T12">p81</text:span></text:p></text:note-body></text:note></text:span><text:span text:style-name="T35"> In 1954 readers in search of advice on dealing with weeds were reassured that although lawn sand was old fashioned now that so many other weedkillers were available, it was still useful</text:span><text:span text:style-name="T35"><text:note text:id="ftn12" text:note-class="footnote"><text:note-citation>12</text:note-citation><text:note-body><text:p text:style-name="Footnote"><text:span text:style-name="T1">Dawson, R.B. </text:span><text:span text:style-name="T5">Lawns</text:span><text:span text:style-name="T8">. Amateur Gardening Handbook. <text:s/>London: W.H. &amp; L. Collingridge Ltd, 1954. </text:span><text:span text:style-name="T16">p63</text:span></text:p></text:note-body></text:note></text:span><text:span text:style-name="T35"> and this message was reasserted in 1986 with the extra detail that there were weeds on which selective weedkillers were ineffective.</text:span><text:span text:style-name="T35"><text:note text:id="ftn13" text:note-class="footnote"><text:note-citation>13</text:note-citation><text:note-body><text:p text:style-name="P2"><text:span text:style-name="T1">Hellyer, Arthur George. </text:span><text:span text:style-name="T5">Your Lawn</text:span><text:span text:style-name="T8">. <text:s/>Twickenham: Hamlyn, 1970. </text:span><text:span text:style-name="T16">p31</text:span></text:p></text:note-body></text:note></text:span></text:p>
      <text:p text:style-name="P41"/>
      <text:p text:style-name="P43">More on the sale of sulphate of ammonia? </text:p>
      <text:p text:style-name="P42"/>
      <text:p text:style-name="P42"/>
      <text:p text:style-name="P42"/>
      <text:p text:style-name="P42"/>
      <text:p text:style-name="P42"/>
      <text:p text:style-name="P42"/>
      <text:p text:style-name="P42"><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h text:style-name="P54" text:outline-level="1">Sodium chlorate</text:h>
      <text:p text:style-name="P23">As well as lawn sand, sodium chlorate was also recommended by gardening manuals and advice columns <text:span text:style-name="T83">for killing isolated weeds but</text:span> <text:span text:style-name="T83">i</text:span>t was singled out as particularly effective for clearing weeds from paths and overgrown areas, with long lasting effects. <text:span text:style-name="T66">Initially used by agriculturalists, particularly for clearing land of ragwort which is poisonous to cattle, sheep, horses and pigs, the practice of using sodium chlorate was described in </text:span><text:span text:style-name="T39">The Times</text:span><text:span text:style-name="T66"> farming column as originating in New Zealand where the NZ board of agriculture conducted trials with sodium and calcium chlorate.</text:span><text:span text:style-name="T66"><text:note text:id="ftn14" text:note-class="footnote"><text:note-citation>14</text:note-citation><text:note-body><text:p text:style-name="P22"><text:span text:style-name="T2">"Farming Notes and Comments." </text:span><text:span text:style-name="T3">The Times </text:span><text:span text:style-name="T4"><text:s/>(19/01/1931): 18.</text:span></text:p></text:note-body></text:note></text:span><text:span text:style-name="T66"> It was quickly seized on in that paper's gardening column as an alternative to arsenical weed-killers "of evil repute".</text:span><text:span text:style-name="T66"><text:note text:id="ftn15" text:note-class="footnote"><text:note-citation>15</text:note-citation><text:note-body><text:p text:style-name="P22"><text:span text:style-name="T2">"Garden Notes." </text:span><text:span text:style-name="T3">The Times </text:span><text:span text:style-name="T4"><text:s/>(09/07/1932/ 1932): 13.</text:span></text:p></text:note-body></text:note></text:span><text:span text:style-name="T66"> </text:span></text:p>
      <text:p text:style-name="P23"/>
      <text:p text:style-name="P23"><text:soft-page-break/>Sodium chlorate was introduced to the readers of the National Allotment Society's journal in a 1934 article about tidily kept allotments (unkempt allotments were a major bugbear of the society).<text:note text:id="ftn16" text:note-class="footnote"><text:note-citation>16</text:note-citation><text:note-body><text:p text:style-name="P2"><text:span text:style-name="T1">"Attractive Allotments and the National Scheme." </text:span><text:span text:style-name="T5">National Allotments Journal</text:span><text:span text:style-name="T8">, no. 21 (1934): 10-12.</text:span></text:p></text:note-body></text:note> Shortly afterwards, the journal claimed to have received requests for more information about this wonderful weedkiller and letters from disappointed enthusiasts unable to obtain it.<text:note text:id="ftn17" text:note-class="footnote"><text:note-citation>17</text:note-citation><text:note-body><text:p text:style-name="P2"><text:span text:style-name="T1">"A Wonderful Weed-Killer (Continued)." </text:span><text:span text:style-name="T5">National Allotments Journal</text:span><text:span text:style-name="T8">, no. 23 (1935): 19-21.</text:span></text:p></text:note-body></text:note> <text:span text:style-name="T60">This was not surprising, as the "foreign product"</text:span><text:span text:style-name="T60"><text:note text:id="ftn18" text:note-class="footnote"><text:note-citation>18</text:note-citation><text:note-body><text:p text:style-name="P5"><text:span text:style-name="T1">"Attractive Allotments and the National Scheme." </text:span><text:span text:style-name="T5">National Allotments Journal</text:span><text:span text:style-name="T8">, no. 21 (1934): 10-12.</text:span></text:p></text:note-body></text:note></text:span><text:span text:style-name="T60"> was only imported to Britain.</text:span> </text:p>
      <text:p text:style-name="P23"/>
      <text:p text:style-name="P24"><text:span text:style-name="T76">Albright &amp; Wilson's Oldbury Electro-Chemical Company produced sodium chlorate at Niagra Falls from 1902,</text:span><text:span text:style-name="T76"><text:note text:id="ftn19" text:note-class="footnote"><text:note-citation>19</text:note-citation><text:note-body><text:p text:style-name="P3"><text:span text:style-name="T1">Podger, Hugh. </text:span><text:span text:style-name="T5">Albright &amp; Wilson: The Last 50 Years</text:span><text:span text:style-name="T8">. <text:s/>Sudley: Brewin Books Lt</text:span><text:span text:style-name="T14">d</text:span><text:span text:style-name="T8">, 2002. </text:span><text:span text:style-name="T15">p15</text:span></text:p></text:note-body></text:note></text:span><text:span text:style-name="T76"> making use of the hydro power available there to run electric furnaces.</text:span><text:span text:style-name="T76"><text:note text:id="ftn20" text:note-class="footnote"><text:note-citation>20</text:note-citation><text:note-body><text:p text:style-name="P20">Podger (2002) p8</text:p></text:note-body></text:note></text:span><text:span text:style-name="T76"> Albright &amp; Wilson used the same equipment they had employed to make potassium chlorate, an ingredient they produced for use in manufacturing matches, but had stopped making as competition from other manufacturers increased. In 1926, they were the only producer of sodium chlorate in the USA although they company did have another plant in Canada producing the chemical when it was economic to do so.</text:span><text:span text:style-name="T76"><text:note text:id="ftn21" text:note-class="footnote"><text:note-citation>21</text:note-citation><text:note-body><text:p text:style-name="P13">Podger (2002) p15</text:p></text:note-body></text:note></text:span><text:span text:style-name="T76"> This information about who manufactured the chemical and where, suggests that Albright and Wilson initially dominated the sodium chlorate market and that when those first gardeners want to use it, it was this company who supplied the chemical. Podger pinpoints 1932 as the date when global demand for sodium chlorate as a herbicide increased,</text:span><text:span text:style-name="T76"><text:note text:id="ftn22" text:note-class="footnote"><text:note-citation>22</text:note-citation><text:note-body><text:p text:style-name="P4"><text:span text:style-name="T13">P</text:span><text:span text:style-name="T8">odger (2002) p15</text:span></text:p></text:note-body></text:note></text:span><text:span text:style-name="T76"> which is most likely associated with agricultural usage as they would have been the largest consumers. Aftalion erroneously described the chemical as selective, killing only weeds, and a questionable date range for the use of sodium chlorate as a weedkiller.</text:span><text:span text:style-name="T76"><text:note text:id="ftn23" text:note-class="footnote"><text:note-citation>23</text:note-citation><text:note-body><text:p text:style-name="P3"><text:span text:style-name="T15">Aftalion, Fred. </text:span><text:span text:style-name="T6">A History of the International Chemical Industry</text:span><text:span text:style-name="T15">. Chemical Heritage Foundation, 2001. </text:span><text:span text:style-name="T13">p117</text:span></text:p></text:note-body></text:note></text:span><text:span text:style-name="T76"> This demonstrates the need for care when using an enormous, overarching narrative survey as a resource. </text:span></text:p>
      <text:p text:style-name="P25"/>
      <text:p text:style-name="P26"><text:soft-page-break/><text:span text:style-name="T60">The Daily Mail reported in 1935 that the first manufacturing plant to produce sodium chlorate was going to be built in the British Isle, allowing it to compete with Colonial and Continental manufacturers.</text:span><text:span text:style-name="T60"><text:note text:id="ftn24" text:note-class="footnote"><text:note-citation>24</text:note-citation><text:note-body><text:p text:style-name="Footnote"><text:span text:style-name="T22">"Staveley's New Venture." </text:span><text:span text:style-name="T23">The </text:span><text:span text:style-name="T25">Daily Mail</text:span><text:span text:style-name="T26">, 28 September 1935. </text:span><text:span text:style-name="T29">p2</text:span></text:p></text:note-body></text:note></text:span><text:span text:style-name="T60"> Setting up the plant faced problems and was delayed, but it was operational by 1938.</text:span><text:span text:style-name="T60"><text:note text:id="ftn25" text:note-class="footnote"><text:note-citation>25</text:note-citation><text:note-body><text:p text:style-name="P2"><text:span text:style-name="T1">"Staveley Coal &amp; Iron Company." </text:span><text:span text:style-name="T5">The Times</text:span><text:span text:style-name="T8">, 27.09.1938, 20.</text:span></text:p></text:note-body></text:note></text:span><text:span text:style-name="T60"> </text:span></text:p>
      <text:p text:style-name="P26"/>
      <text:p text:style-name="P27"><text:span text:style-name="T81">In 1935, the same</text:span> year <text:span text:style-name="T81">as it was reported that Staveley's was going to manufacture sodium chlorate in Britatin</text:span>, the National Allotment Society arranged for sodium chlorate to be packaged in quantities appropriate for domestic use and made it available through their National Horticultural Supplies seed and equipment sales business. This was in response to the difficulty society members had experienced in obtaining sodium chlorate.<text:note text:id="ftn26" text:note-class="footnote"><text:note-citation>26</text:note-citation><text:note-body><text:p text:style-name="P5"><text:span text:style-name="T1">"A Wonderful Weed-Killer (Continued)." </text:span><text:span text:style-name="T5">National Allotments Journal</text:span><text:span text:style-name="T8">, no. 23 (1935): 19-21.</text:span></text:p></text:note-body></text:note> The chemical had to be bought directly from <text:span text:style-name="T80">the </text:span>importers in <text:span text:style-name="T80">hundredweights</text:span><text:span text:style-name="T80"><text:note text:id="ftn27" text:note-class="footnote"><text:note-citation>27</text:note-citation><text:note-body><text:p text:style-name="P6"><text:span text:style-name="T1">"A Wonderful Weed-Killer." </text:span><text:span text:style-name="T5">National Allotments Journal</text:span><text:span text:style-name="T8">, no. 22 (1934): </text:span><text:span text:style-name="T17">p</text:span><text:span text:style-name="T8">19</text:span></text:p></text:note-body></text:note></text:span><text:span text:style-name="T80"> (8 stone, or 50kg)</text:span> <text:span text:style-name="T73">which</text:span> was too expensive and too large a quantity even for an allotment association clubbing together. </text:p>
      <text:p text:style-name="P27"/>
      <text:p text:style-name="P27"><text:span text:style-name="T61">By 1940, sodium chlorate was more widely available, through Boot's who called themselves "The Gardeners Chemist" in their advertisements for tins of the weedkiller.</text:span><text:span text:style-name="T61"><text:note text:id="ftn28" text:note-class="footnote"><text:note-citation>28</text:note-citation><text:note-body><text:p text:style-name="P7">Display advertising, <text:span text:style-name="T36">The Daily Mail</text:span><text:span text:style-name="T42">, 27.04.40. p9</text:span></text:p></text:note-body></text:note></text:span><text:span text:style-name="T61"> However, throughout the 1940s agricultural users were anxious that they were facing a shortage of sodium chlorate,</text:span><text:span text:style-name="T61"><text:note text:id="ftn29" text:note-class="footnote"><text:note-citation>29</text:note-citation><text:note-body><text:p text:style-name="P18">"Sodium chlorate" HC Deb 19 November 1945 vol 416 cc25-6; "Sodium chlorate" HC Deb 11 November 1948 vol 457 c1717; <text:s/>"Sodium chlorate supplies" HC Deb 15 March 1949 vol 462 cc171-2W</text:p></text:note-body></text:note></text:span><text:span text:style-name="T61"> despite continued imports of the chemical from France, Italy, Poland and Norway.</text:span><text:span text:style-name="T61"><text:note text:id="ftn30" text:note-class="footnote"><text:note-citation>30</text:note-citation><text:note-body><text:p text:style-name="P18">"Sodium chlorate" HC Deb 21 February 1949 vol 461 cc231-2W</text:p></text:note-body></text:note></text:span><text:span text:style-name="T61"> This concern does not appear to have been voiced in the published mouthpieces of the amateur users, nor is there any obvious sign of sacrificing using this product so that farmers, and therefore the nation, can benefit. It may have been Sodium chlorate was also available under other brand names, including from </text:span><text:soft-page-break/><text:span text:style-name="T61">Grico Products,</text:span><text:span text:style-name="T61"><text:note text:id="ftn31" text:note-class="footnote"><text:note-citation>31</text:note-citation><text:note-body><text:p text:style-name="P14">Display advertising, <text:span text:style-name="T36">The Daily Mail</text:span><text:span text:style-name="T42">, 12.09.59 p8</text:span></text:p></text:note-body></text:note></text:span><text:span text:style-name="T61"> Eureka sodium chlorate from Tomlinson &amp; Haward Ltd</text:span><text:span text:style-name="T61"><text:note text:id="ftn32" text:note-class="footnote"><text:note-citation>32</text:note-citation><text:note-body><text:p text:style-name="P15">Display advertising, <text:span text:style-name="T36">The Daily Mail</text:span><text:span text:style-name="T42">, 17.04.54 p6</text:span></text:p></text:note-body></text:note></text:span><text:span text:style-name="T61"> and Nantcol from Synchemicals.</text:span><text:span text:style-name="T61"><text:note text:id="ftn33" text:note-class="footnote"><text:note-citation>33</text:note-citation><text:note-body><text:p text:style-name="P2"><text:span text:style-name="T1">"Weeding out the Weed-Killers." </text:span><text:span text:style-name="T5">The Daily Mail</text:span><text:span text:style-name="T8">, 18.09.1971, 19.</text:span></text:p></text:note-body></text:note></text:span></text:p>
      <text:p text:style-name="P28"/>
      <text:p text:style-name="P29">Sodium chlorate was sold in the form of crystals, like salt, which could be applied dry <text:span text:style-name="T58">to individual weeds</text:span> or dissolved in water <text:span text:style-name="T58">and sprayed on a large area</text:span>. There was a known problem with this chemical <text:span text:style-name="T62">as</text:span> when the solution soaked into gloves or other textiles, then dried, the friction from by wearing the sodium chlorate impregnated garment caused the chemical to ignite or explode. <text:s/>This effect was initially described by the National Allotment Society as an inflammable gas given off as the garment dried, but after doing some more research, gave their readers a comprehensive description of the action of friction <text:span text:style-name="T58">and advised users to rinse in clean water any items that had become impregnated with chlorate solution</text:span>.<text:note text:id="ftn34" text:note-class="footnote"><text:note-citation>34</text:note-citation><text:note-body><text:p text:style-name="P5"><text:span text:style-name="T1">"A Wonderful Weed-Killer." </text:span><text:span text:style-name="T5">National Allotments Journal</text:span><text:span text:style-name="T8">, no. 22 (1934): </text:span><text:span text:style-name="T17">p</text:span><text:span text:style-name="T8">17</text:span></text:p></text:note-body></text:note> </text:p>
      <text:p text:style-name="P29"/>
      <text:p text:style-name="P44">This inflammable danger was considered preferable to the arsenical weedkillers potential to poison, and the unpleasant handling qualities of tar-based compounds, reasons which NAJ explained as why the chlorates were so popular.<text:note text:id="ftn35" text:note-class="footnote"><text:note-citation>35</text:note-citation><text:note-body><text:p text:style-name="P5"><text:span text:style-name="T1">"A Wonderful Weed-Killer." </text:span><text:span text:style-name="T5">National Allotments Journal</text:span><text:span text:style-name="T8">, no. 22 (1934): </text:span><text:span text:style-name="T17">p</text:span><text:span text:style-name="T8">19</text:span></text:p></text:note-body></text:note> Not all recommendations for sodium chlorate came with detailed information about safety, <text:span text:style-name="T67">and not all users received the same warnings. For instance, when discussed in the agricultural news column, the fire risks of the chemical were outlined and compared to calcium chlorate which did not, but this information was not included in the praise for sodium chlorate presented in the gardening column, read by gardeners the following year. In practical gardening manuals, </text:span>Reed notes that sodium chlorate enjoys wide popularity for the control of weeds on paths, giving no information on its drawbacks, other than to recommend it only as a last resort for weeds in lawns.<text:note text:id="ftn36" text:note-class="footnote"><text:note-citation>36</text:note-citation><text:note-body><text:p text:style-name="Footnote"><text:span text:style-name="T1">Reed, F. J. </text:span><text:span text:style-name="T5">Lawns and Playing Fields</text:span><text:span text:style-name="T8">. <text:s/>London: Faber and Faber, 1950.</text:span></text:p></text:note-body></text:note> <text:span text:style-name="T59">This can be c</text:span>ompared to Sprague, writing in 1940, who urged users <text:soft-page-break/>to avoid spilling <text:span text:style-name="T59">neither the crystals or </text:span>the solution on wooden surfaces, and to throughly rinse anything that contacted the solution in clean water to avoid fires.<text:note text:id="ftn37" text:note-class="footnote"><text:note-citation>37</text:note-citation><text:note-body><text:p text:style-name="P2"><text:span text:style-name="T1">Sprague, Howard B. </text:span><text:span text:style-name="T5">Better Lawns for Homes and Parks</text:span><text:span text:style-name="T8">. Whittlesey House Garden Series. edited by F.F. Rockwell London: Whittlesey House, 1940. </text:span><text:span text:style-name="T11">p169 and p172</text:span></text:p></text:note-body></text:note> This could demonstrate that by 1950 when Reed was writing, these precautions were common knowledge or perhaps that Sprague's American audience were more safety conscious. <text:span text:style-name="T68">The chief concern expressed in </text:span><text:span text:style-name="T40">The Times </text:span><text:span text:style-name="T68">was sodium chlorate's propensity to seep into non-target areas, especially in wet weather.</text:span><text:span text:style-name="T68"><text:note text:id="ftn38" text:note-class="footnote"><text:note-citation>38</text:note-citation><text:note-body><text:p text:style-name="P2"><text:span text:style-name="T31">A </text:span><text:span text:style-name="T1">Correspondent. "Weary Battle against the Weeds." </text:span><text:span text:style-name="T5">The Times</text:span><text:span text:style-name="T8">, 21/03/1959, 9.</text:span></text:p></text:note-body></text:note></text:span><text:span text:style-name="T68"> Although it had recommended the use of sodium chlorate for clearing bindweed, paths, killing docks and for putting on newly cut tree stumps, it was not until 1959 that </text:span><text:span text:style-name="T40">The Daily Mail</text:span><text:span text:style-name="T68"> noted that sodium chlorate should be handled with care. At the same time they called for "serious investigation" into why such a potentially dangerous chemical could be bought in brown paper bags from any hardware shop or chemist, without any warnings as to its nature.</text:span><text:span text:style-name="T68"><text:note text:id="ftn39" text:note-class="footnote"><text:note-citation>39</text:note-citation><text:note-body><text:p text:style-name="P2"><text:span text:style-name="T1">"The Best Way to Keep Paths Free of Weeds." </text:span><text:span text:style-name="T5">The Daily Mail</text:span><text:span text:style-name="T8">, 13 June 1959.</text:span></text:p></text:note-body></text:note></text:span></text:p>
      <text:p text:style-name="P45"/>
      <text:p text:style-name="P46">Sodium chlorate retained its identity, it was not given another, non-chemical name when it was sold as weed killer. <text:s/></text:p>
      <text:p text:style-name="P29"/>
      <text:p text:style-name="P30">The explosive nature of sodium chlorate provided entertainment for anyone pyrotechnically inclined, with sodium chlorate sometimes being substituted for potassium chlorate in homemade bangers. <text:span text:style-name="T63">The principle users of sodium chlorate for this purpose were boys. Between 1956 and 1966, 242 young people had been injured by home made explosives containing sodium chlorate.</text:span><text:span text:style-name="T63"><text:note text:id="ftn40" text:note-class="footnote"><text:note-citation>40</text:note-citation><text:note-body><text:p text:style-name="P17">"Home made explosives (accidents)" HC Deb 28 June 1966 vol 730 cc250-1W</text:p></text:note-body></text:note></text:span><text:span text:style-name="T63"> Very few of these accidents were reported in newspapers, the exceptions being where the accident caused a fatality. The accidents most often occurred during transport of the bangers, often in a pocket, where the friction caused by movement would result in ignition and detonation. </text:span></text:p>
      <text:p text:style-name="P30"/>
      <text:p text:style-name="P30"><text:soft-page-break/><text:span text:style-name="T63">From the concerns about restrictions on sales, it appears that the banger makers were buying the chemical specifically for this purpose. In 1961, Home Office officials declared that they were in contact with distributors to find a way to prevent sodium chlorate being sold to children.</text:span><text:span text:style-name="T63"><text:note text:id="ftn41" text:note-class="footnote"><text:note-citation>41</text:note-citation><text:note-body><text:p text:style-name="P17">"Sodium chlorate" HC Deb 21 December 1961 vol 651 c178W</text:p></text:note-body></text:note></text:span><text:span text:style-name="T63"> In 1970, Boots sent out a special announcement to all of its shops, requesting that the tins of sodium chlorate be displayed out of the reach of children, and to affix self adhesive labels declaring that it should not be sold to children under 18 ought to be to all stock. Future batches would have this information printed on the label.</text:span><text:span text:style-name="T63"><text:note text:id="ftn42" text:note-class="footnote"><text:note-citation>42</text:note-citation><text:note-body><text:p text:style-name="P19">Boots, Home and Garden. "Special Announcement: Sodium Chlorate." news release, 18 May 1970, 1970.</text:p></text:note-body></text:note></text:span><text:span text:style-name="T63"> The long delay between the discussions and one of the major retailers of sodium chlorate taking steps to restrict the chemical may indicate the opposition to tighter controls, or the difficulty in implementing them.</text:span></text:p>
      <text:p text:style-name="P31"/>
      <text:p text:style-name="P32"><text:span text:style-name="T63">Hansard records the concern expressed by parliamentarians regarding attraction of youths to make fireworks using the weedkiller, which were not just restricted to November and Guy Fawkes night as spring and summer questions from MP for Chichester Mr Walter Loveys'</text:span><text:span text:style-name="T63"><text:note text:id="ftn43" text:note-class="footnote"><text:note-citation>43</text:note-citation><text:note-body><text:p text:style-name="P16">HC Deb 08 July 1965 vol 715 c289W, and HC Deb 15 July 1965 vol 716 c106W</text:p></text:note-body></text:note></text:span><text:span text:style-name="T63"> and MP for Montgomeryshire Emlyn Hoosan's</text:span><text:span text:style-name="T63"><text:note text:id="ftn44" text:note-class="footnote"><text:note-citation>44</text:note-citation><text:note-body><text:p text:style-name="P17">HC Deb 18 May 1966 vol 728 cc266-7W, HC Deb 28 June 1966 vol 730 cc250-1W and HC Deb 30 June 1966 vol 730 cc2183-4</text:p></text:note-body></text:note></text:span><text:span text:style-name="T63"> demonstrate. Records of fireworks injuries collated by the Inspectors of Explosives, specifically focussing on the period between 11</text:span><text:span text:style-name="T75">th</text:span><text:span text:style-name="T63"> October and 7</text:span><text:span text:style-name="T75">th</text:span><text:span text:style-name="T63"> November showed that home made explosives, although accountable for some accidents, were responsible for fewer than commercially bought fireworks. For example, in 1970, home made fireworks were responsible for 4% accidents, compared to bangers at 31% or display fireworks 21%. <text:s/>The total number of accidents decreased each year from 1965 to 1970, with home made explosives following that same trend.</text:span><text:span text:style-name="T63"><text:note text:id="ftn45" text:note-class="footnote"><text:note-citation>45</text:note-citation><text:note-body><text:p text:style-name="P12"><text:span text:style-name="T1">"Report of Her Majesty's Inspectors of Explosives for the Year Ended 31st December 1970." London: Home Office, 1971. </text:span><text:span text:style-name="T30">p36</text:span></text:p></text:note-body></text:note></text:span><text:span text:style-name="T63"> A large educational campaign, including a graphic and forceful BBC documentary Remember Remember, was credited with having achieved this </text:span><text:soft-page-break/><text:span text:style-name="T63">reduction.</text:span></text:p>
      <text:p text:style-name="P33"/>
      <text:p text:style-name="P33"><text:span text:style-name="T63">Dr Hugh Black of Her Majesty's Inspectorate of Explosives recommended that science teachers left out this information from their classes.</text:span><text:span text:style-name="T63"><text:note text:id="ftn46" text:note-class="footnote"><text:note-citation>46</text:note-citation><text:note-body><text:p text:style-name="P2"><text:span text:style-name="T1">"Two Bob Bombs Menace Children." </text:span><text:span text:style-name="T5">The Daily Mail</text:span><text:span text:style-name="T8">, 20.08.64, 1.</text:span></text:p></text:note-body></text:note></text:span><text:span text:style-name="T63"> Some parliamentarians queried whether sodium chlorate could be sold as a liquid, although other more scientifically competent reminded them that anyone dedicated to making an explosive could circumvent a liquid formulation by evaporating out the chemical.</text:span><text:span text:style-name="T63"><text:note text:id="ftn47" text:note-class="footnote"><text:note-citation>47</text:note-citation><text:note-body><text:p text:style-name="P8">Hansard</text:p></text:note-body></text:note></text:span><text:span text:style-name="T63"> However, by 1970, ICI advertised their sodium chlorate weedkiller as containing fire depressant,</text:span><text:span text:style-name="T63"><text:note text:id="ftn48" text:note-class="footnote"><text:note-citation>48</text:note-citation><text:note-body><text:p text:style-name="P2"><text:span text:style-name="T1">"May in the Garden with </text:span><text:span text:style-name="T32">ICI</text:span><text:span text:style-name="T1">." </text:span><text:span text:style-name="T7">The Daily </text:span><text:span text:style-name="T19">Mail, </text:span><text:span text:style-name="T18">02.05.70</text:span><text:span text:style-name="T1"> 1970, </text:span><text:span text:style-name="T33">9</text:span><text:span text:style-name="T1">.</text:span></text:p></text:note-body></text:note></text:span><text:span text:style-name="T63"> showing that the company were keen to avoid their amateur gardening products being connected with fires, and although left unstated also implicitly explosions, so accordingly adjusted the formulation and marketing of their product.</text:span></text:p>
      <text:p text:style-name="P31"/>
      <text:p text:style-name="P47">However, entertainment was not the only reason for mixing home made explosives. As well as bangers, bombs were also made. <text:span text:style-name="T64">Newspapers dubbed them "two bob bombs", referring to their inexpensive nature. The same principle as bangers, but generally larger, the bomb makers sought revenge, fear and damage, with examples reported in newspapers of a disgruntled customer,</text:span><text:span text:style-name="T64"><text:note text:id="ftn49" text:note-class="footnote"><text:note-citation>49</text:note-citation><text:note-body><text:p text:style-name="P2"><text:span text:style-name="T1">"Bath "Booby-Trap" Case." </text:span><text:span text:style-name="T5">The Times</text:span><text:span text:style-name="T8">, 12/12/1953, </text:span><text:span text:style-name="T20">3</text:span><text:span text:style-name="T8">.</text:span></text:p></text:note-body></text:note></text:span><text:span text:style-name="T64"> a jilted husband.</text:span><text:span text:style-name="T64"><text:note text:id="ftn50" text:note-class="footnote"><text:note-citation>50</text:note-citation><text:note-body><text:p text:style-name="P2"><text:span text:style-name="T1">"Son-in-Law 'Blew up Car with Sodium Bomb'." </text:span><text:span text:style-name="T5">The Daily Mail</text:span><text:span text:style-name="T8">, 03.10.1961 1961, 9.</text:span></text:p></text:note-body></text:note></text:span><text:span text:style-name="T64"> Invariably, these sodium chlorate bomb makers were men or boys. Sodium chlorate was not only a constituent of small bombs targeting individuals. It appeared on the 'Prohibited Chemicals' list,</text:span><text:span text:style-name="T64"><text:note text:id="ftn51" text:note-class="footnote"><text:note-citation>51</text:note-citation><text:note-body><text:p text:style-name="Footnote"/></text:note-body></text:note></text:span><text:span text:style-name="T64"> a selection of chemicals compiled in 19xx thought to be desirable to people wishing to damage national security. Home-made bombs were the subject of concerned correspondence in 1941 when a German agent was found to be carrying instructions to go to chemists shops and purchase bomb making chemicals, including sodium chlorate. It was hypothesised that while chemists would consider selling 28lb of these bulk drugs, a would-be bomb </text:span><text:soft-page-break/><text:span text:style-name="T64">maker would not purchase supplies from a single store to avoid arousing suspicion.</text:span><text:span text:style-name="T64"><text:note text:id="ftn52" text:note-class="footnote"><text:note-citation>52</text:note-citation><text:note-body><text:p text:style-name="P21">HO 144/23246 19 March 1941 letter to Dr Watts from <text:span text:style-name="T84">Gonne St Clair Pilcher</text:span></text:p></text:note-body></text:note></text:span><text:span text:style-name="T64"> </text:span></text:p>
      <text:p text:style-name="P34"/>
      <text:p text:style-name="P48">Poisoning was another use of sodium chlorate, with attempted poisonings being carried out by men and women. Sodium chlorate <text:span text:style-name="T65">was reported by a pathologist as tasting bitter, therefore noticeable and unsuitable for poisoning, but this did not stop people from trying, </text:span>allegedly <text:span text:style-name="T65">adding it to tea,</text:span><text:span text:style-name="T65"><text:note text:id="ftn53" text:note-class="footnote"><text:note-citation>53</text:note-citation><text:note-body><text:p text:style-name="Footnote"/></text:note-body></text:note></text:span><text:span text:style-name="T65"> All-bran cereal</text:span><text:span text:style-name="T65"><text:note text:id="ftn54" text:note-class="footnote"><text:note-citation>54</text:note-citation><text:note-body><text:p text:style-name="Footnote"/></text:note-body></text:note></text:span><text:span text:style-name="T65"> and squash.</text:span><text:span text:style-name="T65"><text:note text:id="ftn55" text:note-class="footnote"><text:note-citation>55</text:note-citation><text:note-body><text:p text:style-name="Footnote"/></text:note-body></text:note></text:span><text:span text:style-name="T65"> Sodium chlorate does not appear to have been especially prevalent for deliberate self poisonings, or suicides. </text:span></text:p>
      <text:p text:style-name="P34"/>
      <text:p text:style-name="P34">Other than autumnal calls for controls on sales to children, the chemical remained on sale until 2004 [CHECK DATE]. When its withdrawal from the market was announced, devotees stockpiled the chemical and lamented the loss of such an effective weedkiller. </text:p>
      <text:p text:style-name="P28">[is this at all related to anti terrorism efforts?]</text:p>
      <text:p text:style-name="P28"/>
      <text:p text:style-name="P28">Sodium chlorate is a very effective weedkiller, but it also remains so for several months. For gardeners who want to be able to use the area soon after ridding it of weeds, a different product was needed. <text:span text:style-name="T41">Link to paraquat case study</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13</text:page-number></text:p>
      </style:header>
      <style:footer>
        <text:p text:style-name="Footer"><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05T15:47:46.737123000</meta:creation-date>
    <dc:date>2014-08-01T10:51:20.771850000</dc:date>
    <meta:editing-duration>P5DT2H22M13S</meta:editing-duration>
    <meta:editing-cycles>33</meta:editing-cycles>
    <meta:generator>LibreOffice/4.2.4.2$MacOSX_x86 LibreOffice_project/63150712c6d317d27ce2db16eb94c2f3d7b699f8</meta:generator>
    <meta:document-statistic meta:table-count="0" meta:image-count="0" meta:object-count="0" meta:page-count="13" meta:paragraph-count="85" meta:word-count="3925" meta:character-count="24602" meta:non-whitespace-character-count="20724"/>
  </office:meta>
</office:document-meta>
</file>